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fo:language="en" fo:country="US" style:font-size-asian="10.5pt"/>
    </style:style>
    <style:style style:name="P3" style:family="paragraph" style:parent-style-name="Standard">
      <style:text-properties fo:language="en" fo:country="US" officeooo:paragraph-rsid="0012cf09" style:font-size-asian="10.5pt"/>
    </style:style>
    <style:style style:name="P4" style:family="paragraph" style:parent-style-name="Standard">
      <style:text-properties fo:language="en" fo:country="US" officeooo:rsid="0012cf09" officeooo:paragraph-rsid="0012cf09" style:font-size-asian="10.5pt"/>
    </style:style>
    <style:style style:name="P5" style:family="paragraph" style:parent-style-name="Standard">
      <style:text-properties fo:language="en" fo:country="US" officeooo:rsid="0014442b" officeooo:paragraph-rsid="0014442b" style:font-size-asian="10.5pt"/>
    </style:style>
    <style:style style:name="P6" style:family="paragraph" style:parent-style-name="Standard">
      <style:text-properties fo:language="en" fo:country="US" officeooo:rsid="00160340" officeooo:paragraph-rsid="00160340" style:font-size-asian="10.5pt"/>
    </style:style>
    <style:style style:name="P7" style:family="paragraph" style:parent-style-name="Standard">
      <style:text-properties fo:language="en" fo:country="US" officeooo:rsid="001630b1" officeooo:paragraph-rsid="001630b1" style:font-size-asian="10.5pt"/>
    </style:style>
    <style:style style:name="P8" style:family="paragraph" style:parent-style-name="Standard">
      <style:text-properties fo:language="en" fo:country="US" officeooo:rsid="001630b1" officeooo:paragraph-rsid="00176620" style:font-size-asian="10.5pt"/>
    </style:style>
    <style:style style:name="P9" style:family="paragraph" style:parent-style-name="Standard">
      <style:text-properties fo:language="en" fo:country="US" officeooo:paragraph-rsid="001630b1" style:font-size-asian="10.5pt"/>
    </style:style>
    <style:style style:name="P10" style:family="paragraph" style:parent-style-name="Standard">
      <style:text-properties fo:language="en" fo:country="US" officeooo:rsid="00181070" officeooo:paragraph-rsid="00181070" style:font-size-asian="10.5pt"/>
    </style:style>
    <style:style style:name="P11" style:family="paragraph" style:parent-style-name="Standard">
      <style:text-properties fo:language="en" fo:country="US" officeooo:paragraph-rsid="00181070" style:font-size-asian="10.5pt"/>
    </style:style>
    <style:style style:name="P12" style:family="paragraph" style:parent-style-name="Standard">
      <style:text-properties fo:language="en" fo:country="US" fo:font-weight="bold" style:font-size-asian="10.5pt" style:font-weight-asian="bold" style:font-weight-complex="bold"/>
    </style:style>
    <style:style style:name="P13" style:family="paragraph" style:parent-style-name="Standard">
      <style:text-properties fo:color="#800000" fo:language="en" fo:country="US" style:font-size-asian="10.5pt"/>
    </style:style>
    <style:style style:name="P14" style:family="paragraph" style:parent-style-name="Standard">
      <style:text-properties fo:color="#800000" style:font-name="Liberation Serif1" fo:language="en" fo:country="US" style:font-name-asian="Liberation Serif1" style:font-size-asian="10.5pt" style:language-asian="de" style:country-asian="DE" style:font-name-complex="Liberation Serif1" style:language-complex="de" style:country-complex="DE"/>
    </style:style>
    <style:style style:name="P15" style:family="paragraph" style:parent-style-name="Standard">
      <style:text-properties fo:color="#800000" style:font-name="Liberation Serif1" fo:language="en" fo:country="US" officeooo:paragraph-rsid="00176620" style:font-name-asian="Liberation Serif1" style:font-size-asian="10.5pt" style:language-asian="de" style:country-asian="DE" style:font-name-complex="Liberation Serif1" style:language-complex="de" style:country-complex="DE"/>
    </style:style>
    <style:style style:name="P16" style:family="paragraph" style:parent-style-name="Standard">
      <style:text-properties style:font-name="Liberation Serif1" fo:language="en" fo:country="US" style:font-name-asian="Liberation Serif1" style:font-size-asian="10.5pt" style:language-asian="de" style:country-asian="DE" style:font-name-complex="Liberation Serif1" style:language-complex="de" style:country-complex="DE"/>
    </style:style>
    <style:style style:name="P17" style:family="paragraph" style:parent-style-name="Standard">
      <style:text-properties style:font-name="Liberation Serif1"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18" style:family="paragraph" style:parent-style-name="Standard">
      <style:text-properties style:font-name="Liberation Serif1" fo:language="en" fo:country="US" officeooo:paragraph-rsid="00176620" style:font-name-asian="Liberation Serif1" style:font-size-asian="10.5pt" style:language-asian="de" style:country-asian="DE" style:font-name-complex="Liberation Serif1" style:language-complex="de" style:country-complex="DE"/>
    </style:style>
    <style:style style:name="P19" style:family="paragraph" style:parent-style-name="Standard">
      <style:text-properties style:font-name="Liberation Serif1" fo:language="en" fo:country="US" officeooo:paragraph-rsid="00181070" style:font-name-asian="Liberation Serif1" style:font-size-asian="10.5pt" style:language-asian="de" style:country-asian="DE" style:font-name-complex="Liberation Serif1" style:language-complex="de" style:country-complex="DE"/>
    </style:style>
    <style:style style:name="P20"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21" style:family="paragraph" style:parent-style-name="Standard">
      <style:text-properties style:font-name="Liberation Serif" fo:language="en" fo:country="US" officeooo:rsid="001127d3" officeooo:paragraph-rsid="001127d3" style:font-size-asian="10.5pt"/>
    </style:style>
    <style:style style:name="P22" style:family="paragraph" style:parent-style-name="Standard">
      <style:text-properties style:font-name="Liberation Serif" fo:language="en" fo:country="US" officeooo:rsid="001630b1" officeooo:paragraph-rsid="001630b1" style:font-size-asian="10.5pt"/>
    </style:style>
    <style:style style:name="P23" style:family="paragraph" style:parent-style-name="Standard">
      <style:paragraph-properties fo:break-before="page"/>
      <style:text-properties fo:language="en" fo:country="US" style:font-size-asian="10.5pt"/>
    </style:style>
    <style:style style:name="P24" style:family="paragraph" style:parent-style-name="Standard">
      <style:paragraph-properties style:border-line-width-bottom="0.002cm 0.004cm 0.002cm" fo:padding="0.074cm" fo:border-left="none" fo:border-right="none" fo:border-top="none" fo:border-bottom="0.2pt double #000000" style:join-border="false"/>
      <style:text-properties fo:language="en" fo:country="US" style:font-size-asian="10.5pt"/>
    </style:style>
    <style:style style:name="T1" style:family="text">
      <style:text-properties officeooo:rsid="0018760d"/>
    </style:style>
    <style:style style:name="T2" style:family="text">
      <style:text-properties fo:color="#800000"/>
    </style:style>
    <style:style style:name="T3" style:family="text">
      <style:text-properties fo:color="#800000" officeooo:rsid="00160340"/>
    </style:style>
    <style:style style:name="T4" style:family="text">
      <style:text-properties fo:color="#800000" officeooo:rsid="00176620"/>
    </style:style>
    <style:style style:name="T5" style:family="text">
      <style:text-properties fo:color="#800000" officeooo:rsid="00181070"/>
    </style:style>
    <style:style style:name="T6" style:family="text">
      <style:text-properties fo:color="#800000" fo:font-style="italic" officeooo:rsid="00181070" style:font-style-asian="italic" style:font-style-complex="italic"/>
    </style:style>
    <style:style style:name="T7" style:family="text">
      <style:text-properties fo:color="#800000" fo:font-style="normal" officeooo:rsid="00181070" style:font-style-asian="normal" style:font-style-complex="normal"/>
    </style:style>
    <style:style style:name="T8" style:family="text">
      <style:text-properties officeooo:rsid="0012818f"/>
    </style:style>
    <style:style style:name="T9" style:family="text">
      <style:text-properties officeooo:rsid="0012cf09"/>
    </style:style>
    <style:style style:name="T10" style:family="text">
      <style:text-properties officeooo:rsid="0014442b"/>
    </style:style>
    <style:style style:name="T11" style:family="text">
      <style:text-properties officeooo:rsid="00160340"/>
    </style:style>
    <style:style style:name="T12" style:family="text">
      <style:text-properties officeooo:rsid="001630b1"/>
    </style:style>
    <style:style style:name="T13" style:family="text">
      <style:text-properties officeooo:rsid="00176620"/>
    </style:style>
    <style:style style:name="T14" style:family="text">
      <style:text-properties officeooo:rsid="00181070"/>
    </style:style>
    <style:style style:name="T15" style:family="text">
      <style:text-properties officeooo:rsid="0019d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X installation of the DISCUS/DIFFEV/KUPLOT software</text:p>
      <text:p text:style-name="P2"/>
      <text:p text:style-name="P12">Preparation:</text:p>
      <text:p text:style-name="P2">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2"/>
      <text:p text:style-name="P2">libX11-devel<text:tab/><text:tab/>! X11 development library</text:p>
      <text:p text:style-name="P2">libm<text:tab/><text:tab/><text:tab/>! Usually installed</text:p>
      <text:p text:style-name="P2">libXmu-devel</text:p>
      <text:p text:style-name="P2">libreadline6-<text:span text:style-name="T12">dev</text:span><text:tab/>! Needed for command editing</text:p>
      <text:p text:style-name="P2">libpng1<text:span text:style-name="T12">6</text:span>-devel<text:tab/>! PNG Graphics library <text:s/>currently version 1<text:span text:style-name="T12">6</text:span> </text:p>
      <text:p text:style-name="P2"><text:tab/><text:tab/><text:tab/>! <text:span text:style-name="T12">The current version is 16, but older versions seem to work fine</text:span></text:p>
      <text:p text:style-name="P2"><text:tab/><text:tab/><text:tab/>! <text:span text:style-name="T12">as well</text:span></text:p>
      <text:p text:style-name="P2">libpgplot<text:tab/><text:tab/>! Can be installed with UBUNTU, may often have to be installed</text:p>
      <text:p text:style-name="P2"><text:tab/><text:tab/><text:tab/>! manually, See below</text:p>
      <text:p text:style-name="P2">Optional Libraries</text:p>
      <text:p text:style-name="P2">Python</text:p>
      <text:p text:style-name="P2">OpenMP<text:tab/><text:tab/>! DIFFUSE needs this for parallel processing</text:p>
      <text:p text:style-name="P8">mpich<text:tab/><text:tab/><text:tab/>! <text:span text:style-name="T13">An alternative, OpenMP is preferred </text:span></text:p>
      <text:p text:style-name="P8"><text:tab/><text:tab/><text:tab/>! DIFFUSE needs this for parallel processing</text:p>
      <text:p text:style-name="P7">openmpi-dev<text:tab/><text:tab/>! DIFFUSE needs this for parallel processing</text:p>
      <text:p text:style-name="P2">NeXuS<text:tab/><text:tab/>! In the future DISCUS will use this for 3D data</text:p>
      <text:p text:style-name="P2"/>
      <text:p text:style-name="P2">Mandatory development tools:</text:p>
      <text:p text:style-name="P2"><text:span text:style-name="T8">cmake, </text:span>ccmake, make</text:p>
      <text:p text:style-name="P2">gcc</text:p>
      <text:p text:style-name="P2">gfortran<text:tab/><text:tab/>! At least Version 4.6</text:p>
      <text:p text:style-name="P2"/>
      <text:p text:style-name="P10">As an example, with UBUNTU 16.04 or 18.04 use apt-get to install packages:</text:p>
      <text:p text:style-name="P10">sudo apt-get install libx11-dev</text:p>
      <text:p text:style-name="P10">sudo apt-get install libXmu-dev</text:p>
      <text:p text:style-name="P10">sudo apt-get install libreadline-dev</text:p>
      <text:p text:style-name="P10">sudo apt-get install libopenmp-dev</text:p>
      <text:p text:style-name="P10">sudo apt-get install libopenmpi-dev</text:p>
      <text:p text:style-name="P10">sudo apt-get install libopenmpi-bin</text:p>
      <text:p text:style-name="P10">sudo apt-get install gfortran</text:p>
      <text:p text:style-name="P10">sudo apt-get install c++</text:p>
      <text:p text:style-name="P10">sudo apt-get install cmake</text:p>
      <text:p text:style-name="P10">sudo apt-get install cmake-curses-gui</text:p>
      <text:p text:style-name="P11"/>
      <text:p text:style-name="P2"/>
      <text:p text:style-name="P12">Installation:</text:p>
      <text:p text:style-name="P2"/>
      <text:p text:style-name="P4">Download the latest source code archive from GitHUB at:</text:p>
      <text:p text:style-name="P4">github.com/tproffen/DiffuseCode/releases</text:p>
      <text:p text:style-name="P4">The archive is called DiffuseCode-V.M.P.tar.gz, where V.M.P stands for the major Version, the Minor version and the Patch numbers, currently 5.<text:span text:style-name="T15">20</text:span>.<text:span text:style-name="T12">0</text:span></text:p>
      <text:p text:style-name="P3"><text:span text:style-name="T9">C</text:span>opy the source code archive to a suitable directory and unpack:</text:p>
      <text:p text:style-name="P2"/>
      <text:p text:style-name="P13">mkdir -p $HOME/develop</text:p>
      <text:p text:style-name="P13">cp D<text:span text:style-name="T9">iffuseCode-5.20.0</text:span>.tar.gz $HOME/develop</text:p>
      <text:p text:style-name="P13"><text:soft-page-break/>cd $HOME/develop</text:p>
      <text:p text:style-name="P13">tar -zxf <text:s/>D<text:span text:style-name="T9">iffuseCode-5.20.0</text:span>.tar.gz</text:p>
      <text:p text:style-name="P2"/>
      <text:p text:style-name="P2">create a „build“ directory, and change to build directory:</text:p>
      <text:p text:style-name="P2"/>
      <text:p text:style-name="P13">mkdir -p $HOME/develop/DiffuseBuild</text:p>
      <text:p text:style-name="P13">cd $HOME/develop/DiffuseBuild</text:p>
      <text:p text:style-name="P2"/>
      <text:p text:style-name="P2">execute ccmake with source code directory as parameter.</text:p>
      <text:p text:style-name="P2">ccmake should open a graphical interface:</text:p>
      <text:p text:style-name="P2"/>
      <text:p text:style-name="P13">ccmake ../DiffuseCode-<text:span text:style-name="T12">5.20.0/</text:span></text:p>
      <text:p text:style-name="P2"/>
      <text:p text:style-name="P2">ccmake operates mostly via one letter commands, the main are:</text:p>
      <text:p text:style-name="P2">c<text:tab/>for configure</text:p>
      <text:p text:style-name="P2">e<text:tab/>exit the message screen</text:p>
      <text:p text:style-name="P2">g<text:tab/>to generate the make files and exit ccmake </text:p>
      <text:p text:style-name="P2"/>
      <text:p text:style-name="P2">In ccmake toggle OFF the options:</text:p>
      <text:p text:style-name="P2">DIFFUSE_PYTHON, DISCUS_CUDA, DISCUS_NEXUS, DISCUS_OMP</text:p>
      <text:p text:style-name="P2"/>
      <text:p text:style-name="P9">In ccmake toggle <text:span text:style-name="T12">ON</text:span> the options:</text:p>
      <text:p text:style-name="P9">DIFFEV_MPI</text:p>
      <text:p text:style-name="P9"/>
      <text:p text:style-name="P2">press „t“ to toggle to advanced mode. Go down with cursor and inspect pgplot settings</text:p>
      <text:p text:style-name="P2">they should point to the directory in which the pgplot library is found:</text:p>
      <text:p text:style-name="P2">/usr/local/pgplot OR may be: /usr/local/lib64/pgplot <text:s/></text:p>
      <text:p text:style-name="P2"/>
      <text:p text:style-name="P5">The pgplot library need at least the following files in this directory:</text:p>
      <text:p text:style-name="P5">grfont.dat</text:p>
      <text:p text:style-name="P5">libcpgplot.a <text:s/>or libpgplot.so</text:p>
      <text:p text:style-name="P5">libpgplot.a or libpgplot.so</text:p>
      <text:p text:style-name="P5">pgxwin_server</text:p>
      <text:p text:style-name="P5">Especially if you use a pgplot installation provided by the linux system, these files might be in different directories. It might be best to create a directory </text:p>
      <text:p text:style-name="P5">/usr/local/pgplot</text:p>
      <text:p text:style-name="P5">and to copy these files into this directory or to create symbolic links within this directory that point to the actual files.</text:p>
      <text:p text:style-name="P5"/>
      <text:p text:style-name="P2"/>
      <text:p text:style-name="P2">To edit an entry <text:span text:style-name="T10">within ccmake </text:span>hit the „Enter key“ then type or change text.</text:p>
      <text:p text:style-name="P2"/>
      <text:p text:style-name="P2">ccmake wants an entry for „CMAKE_BUILD_TYPE“, edit this field ad leave it blank.</text:p>
      <text:p text:style-name="P2"/>
      <text:p text:style-name="P2">Once done hit „c“ to configure ccmake</text:p>
      <text:p text:style-name="P2">You will get an info screen with hopefully no error messages.</text:p>
      <text:p text:style-name="P2">If errors are listed, type „e“ and then „q“ and fix the error</text:p>
      <text:p text:style-name="P2"/>
      <text:p text:style-name="P2">If no errors occur hit „e“ to leave the info screen</text:p>
      <text:p text:style-name="P2">Hit „g“ to generate the actual make files and to exit ccmake</text:p>
      <text:p text:style-name="P2"/>
      <text:p text:style-name="P2">then you need to compile the program, type without options</text:p>
      <text:p text:style-name="P2"/>
      <text:p text:style-name="P13"><text:soft-page-break/>make</text:p>
      <text:p text:style-name="P2"/>
      <text:p text:style-name="P2">If this worked out without error messages you can install DISCUS, DIFFEV etc.</text:p>
      <text:p text:style-name="P2">Our default installation directory is /usr/local/bin thus you can:</text:p>
      <text:p text:style-name="P2">A) do it with „sudo“</text:p>
      <text:p text:style-name="P2">B) Change the ownership of /usr/local to your own account: </text:p>
      <text:p text:style-name="P2"/>
      <text:p text:style-name="P2">A)</text:p>
      <text:p text:style-name="P13">sudo make install</text:p>
      <text:p text:style-name="P2"/>
      <text:p text:style-name="P2">B)</text:p>
      <text:p text:style-name="P13">sudo chown -R /usr/local <text:s/>your_user_name</text:p>
      <text:p text:style-name="P13">make install</text:p>
      <text:p text:style-name="P2"/>
      <text:p text:style-name="P6">With UBUNTU the style B) seems to create issues with other packages and is discouraged.</text:p>
      <text:p text:style-name="P2"/>
      <text:p text:style-name="P2">To clean up type </text:p>
      <text:p text:style-name="P2"/>
      <text:p text:style-name="P2"><text:span text:style-name="T2">make clean</text:span> </text:p>
      <text:p text:style-name="P2"/>
      <text:p text:style-name="P2">for the on-line help to work, a couple of environment variables should be set:</text:p>
      <text:p text:style-name="P2"/>
      <text:p text:style-name="P2">DISCUS_DIR=“/usr/local/bin“; export DISCUS_DIR</text:p>
      <text:p text:style-name="P2">DIFFEV_DIR=“/usr/local/bin“; export DIFFEV_DIR</text:p>
      <text:p text:style-name="P2">KUPLOT_DIR=“/usr/local/bin“; export KUPLOT_DIR</text:p>
      <text:p text:style-name="P2">MIXSCAT_DIR=“/usr/local/bin“; export MIXSCAT_DIR</text:p>
      <text:p text:style-name="P2">#</text:p>
      <text:p text:style-name="P2">PGPLOT_DIR=“/usr/local/pgplot“; export PGPLOT_DIR</text:p>
      <text:p text:style-name="P2">PGPLOT_DEV=“/XSERVE“; export PGPLOT_DEV</text:p>
      <text:p text:style-name="P2"/>
      <text:p text:style-name="P2">define these within $HOME/.bashrc.local if a „bash“ is used.</text:p>
      <text:p text:style-name="P2"/>
      <text:p text:style-name="P2"/>
      <text:p text:style-name="P23"/>
      <text:p text:style-name="P2"/>
      <text:p text:style-name="P12">PGPLOT Library</text:p>
      <text:p text:style-name="P2"/>
      <text:p text:style-name="P2">With Ubuntu the PGPLOT library can be installed using the package manager but needs fine tuning. On other systems you might have to install the PGPLOT library locally.</text:p>
      <text:p text:style-name="P2"/>
      <text:p text:style-name="P2">PGPLOT library needs the files:</text:p>
      <text:p text:style-name="P2">libpgplot.a</text:p>
      <text:p text:style-name="P2">libpgplot.so</text:p>
      <text:p text:style-name="P2">grfont.dat</text:p>
      <text:p text:style-name="P2">pgxwin_server</text:p>
      <text:p text:style-name="P2"/>
      <text:p text:style-name="P2">in the directory under the PGPLOT_INCLUDE_DIR entry in ccmake you need the files:</text:p>
      <text:p text:style-name="P2">cpgplot.h</text:p>
      <text:p text:style-name="P2">grpckg1.inc</text:p>
      <text:p text:style-name="P2">pgplot.inc</text:p>
      <text:p text:style-name="P2">pgxwin_server</text:p>
      <text:p text:style-name="P2"/>
      <text:p text:style-name="P24"/>
      <text:p text:style-name="P2"/>
      <text:p text:style-name="P2">Manual installation of LIBPGPLOT:</text:p>
      <text:p text:style-name="P2"/>
      <text:p text:style-name="P16"/>
      <text:p text:style-name="P16">Make /usr/local your own, <text:span text:style-name="T11">or proceed throughout with sudo. This is best on an UBUNTU system, as a change of ownership seems to interfere with other packages and their updates…. Changing the ownership is not an issue with SuSe</text:span></text:p>
      <text:p text:style-name="P16"/>
      <text:p text:style-name="P14">sudo chown -R your_user_name /usr/local </text:p>
      <text:p text:style-name="P16"/>
      <text:p text:style-name="P16"/>
      <text:p text:style-name="P16">INSTALL <text:s text:c="2"/>x11-dev, libreadline6, libpng, libpng-dev</text:p>
      <text:p text:style-name="P16"/>
      <text:p text:style-name="P17">I made small adjustements to the PGPlot library to ease the installation on a linux system. Please download pgplot.5.2.3.tar.gz alond with the DIFFUSE source code. The following instructions apply to this version.</text:p>
      <text:p text:style-name="P17"/>
      <text:p text:style-name="P16">copy pgplot.5.2.<text:span text:style-name="T13">3.</text:span>tar.gz to /usr/local/src</text:p>
      <text:p text:style-name="P16"/>
      <text:p text:style-name="P19"><text:span text:style-name="T3">sudo </text:span><text:span text:style-name="T5">mkdir -p </text:span><text:span text:style-name="T6">usr</text:span><text:span text:style-name="T7">local/src</text:span></text:p>
      <text:p text:style-name="P19"><text:span text:style-name="T5">sudo</text:span><text:span text:style-name="T3"> </text:span><text:span text:style-name="T2">cp <text:s text:c="2"/>pgplot.5.2.</text:span><text:span text:style-name="T4">3</text:span><text:span text:style-name="T2">.tar.gz /usr/local/src</text:span> </text:p>
      <text:p text:style-name="P16"/>
      <text:p text:style-name="P16">unpack the library</text:p>
      <text:p text:style-name="P16"/>
      <text:p text:style-name="P16"><text:span text:style-name="T3">sudo t</text:span><text:span text:style-name="T2">ar -zxf pgplot5.2.</text:span><text:span text:style-name="T4">3</text:span><text:span text:style-name="T2">.tar.gz</text:span></text:p>
      <text:p text:style-name="P16"/>
      <text:p text:style-name="P16">Create pgplot directory</text:p>
      <text:p text:style-name="P16"/>
      <text:p text:style-name="P14"><text:span text:style-name="T11">sudo </text:span>mkdir /usr/local/pgplot</text:p>
      <text:p text:style-name="P14">cd /usr/local/pgplot</text:p>
      <text:p text:style-name="P16"/>
      <text:p text:style-name="P16">Copy your drivers.list to /usr/local/pgplot</text:p>
      <text:p text:style-name="P16"/>
      <text:p text:style-name="P14"><text:span text:style-name="T11">sudo </text:span>cp /<text:span text:style-name="T11">usr/local/src/pgplot</text:span>/drivers.list /usr/local/pgplot</text:p>
      <text:p text:style-name="P16"><text:soft-page-break/></text:p>
      <text:p text:style-name="P16">Create makefile:</text:p>
      <text:p text:style-name="P16"/>
      <text:p text:style-name="P14">cd /usr/local/pgplot</text:p>
      <text:p text:style-name="P14"><text:span text:style-name="T11">sudo </text:span>/usr/local/src/pgplot/makemake /usr/local/src/pgplot linux <text:span text:style-name="T13">g</text:span>f<text:span text:style-name="T13">ortran</text:span>_gcc</text:p>
      <text:p text:style-name="P16"/>
      <text:p text:style-name="P17">ONLY if you have the older version pgplot.5.2.tar.gz, do the following instead:</text:p>
      <text:p text:style-name="P18"/>
      <text:p text:style-name="P15"><text:tab/>cd /usr/local/pgplot</text:p>
      <text:p text:style-name="P15"><text:span text:style-name="T11"><text:tab/>sudo </text:span>/usr/local/src/pgplot/makemake /usr/local/src/pgplot linux f77_gcc</text:p>
      <text:p text:style-name="P17"/>
      <text:p text:style-name="P16"><text:tab/>Edit makefile</text:p>
      <text:p text:style-name="P16"><text:tab/>change line 25 and 26 to:</text:p>
      <text:p text:style-name="P16"><text:tab/>25: <text:s/>FCOMPL=gfortran</text:p>
      <text:p text:style-name="P16"><text:tab/>26: <text:s/>FFLAGC=-ffixed-form -ffixed-line-length-none -u -Wall -fPIC -O</text:p>
      <text:p text:style-name="P16"/>
      <text:p text:style-name="P16"><text:tab/>48: Remove "-lf2c"</text:p>
      <text:p text:style-name="P16"/>
      <text:p text:style-name="P16"><text:tab/>Copy line 875(?), change to</text:p>
      <text:p text:style-name="P16"><text:tab/>pndriv.o:</text:p>
      <text:p text:style-name="P16"/>
      <text:p text:style-name="P16"><text:tab/>Exit makefile</text:p>
      <text:p text:style-name="P16"/>
      <text:p text:style-name="P16">run makefile with: </text:p>
      <text:p text:style-name="P16"/>
      <text:p text:style-name="P14"><text:span text:style-name="T11">sudo </text:span>make</text:p>
      <text:p text:style-name="P14"><text:span text:style-name="T11">sudo </text:span>make cpg</text:p>
      <text:p text:style-name="P14"><text:span text:style-name="T11">sudo </text:span>make clean</text:p>
      <text:p text:style-name="P16"/>
      <text:p text:style-name="P16">If you use the „bash“ then </text:p>
      <text:p text:style-name="P16"/>
      <text:p text:style-name="P16">edit /etc/profile.d/profile.local to contain:</text:p>
      <text:p text:style-name="P16"/>
      <text:p text:style-name="P16">PGPLOT_DIR=/usr/local/pgplot</text:p>
      <text:p text:style-name="P16">#PGPLOT_DEV=/XSERVE</text:p>
      <text:p text:style-name="P16">PGPLOT_DEV=/XWINDOW</text:p>
      <text:p text:style-name="P16">export PGPLOT_DIR</text:p>
      <text:p text:style-name="P16">export PGPLOT_DEV</text:p>
      <text:p text:style-name="P16"/>
      <text:p text:style-name="P16"/>
      <text:p text:style-name="P16">Edit your local ".basrc", add at end:</text:p>
      <text:p text:style-name="P16">source /etc/profile.d/profile.local</text:p>
      <text:p text:style-name="P16"/>
      <text:p text:style-name="P16">Alternatively you can of course edit your local .bashrc.local .</text:p>
      <text:p text:style-name="P20"/>
      <text:p text:style-name="P21">Note on current releases of png_dev libpng16 and later. As the file pngconf has been modified, you might get an error while compiling file pndriv.c. If this occurs, please edit pndriv.c in the folder drivers and comment lines 225 to 233.</text:p>
      <text:p text:style-name="P21"/>
      <text:p text:style-name="P22">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15">e</text:span> compiling the pgplot library.</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19d6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Linux; Version 5.<text:span text:style-name="MT1">20</text:span><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18-06-16T11:23:13.495724856</dc:date>
    <meta:editing-duration>PT2H26M53S</meta:editing-duration>
    <meta:editing-cycles>23</meta:editing-cycles>
    <meta:generator>LibreOffice/6.0.3.2$Linux_X86_64 LibreOffice_project/00m0$Build-2</meta:generator>
    <meta:document-statistic meta:table-count="0" meta:image-count="0" meta:object-count="0" meta:page-count="5" meta:paragraph-count="156" meta:word-count="1047" meta:character-count="7268" meta:non-whitespace-character-count="6322"/>
  </office:meta>
</office:document-meta>
</file>